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013cm" fo:margin-left="0cm" table:align="left" style:writing-mode="lr-tb"/>
    </style:style>
    <style:style style:name="Table1.A" style:family="table-column">
      <style:table-column-properties style:column-width="1.905cm"/>
    </style:style>
    <style:style style:name="Table1.B" style:family="table-column">
      <style:table-column-properties style:column-width="6.595cm"/>
    </style:style>
    <style:style style:name="Table1.C" style:family="table-column">
      <style:table-column-properties style:column-width="1.819cm"/>
    </style:style>
    <style:style style:name="Table1.D" style:family="table-column">
      <style:table-column-properties style:column-width="6.694cm"/>
    </style:style>
    <style:style style:name="Table1.A1" style:family="table-cell">
      <style:table-cell-properties fo:padding="0.051cm" fo:border-left="0.05pt solid #000000" fo:border-right="none" fo:border-top="0.05pt solid #000000" fo:border-bottom="0.05pt solid #000000" style:writing-mode="page"/>
    </style:style>
    <style:style style:name="Table1.D1" style:family="table-cell">
      <style:table-cell-properties fo:padding="0.051cm" fo:border="0.05pt solid #000000" style:writing-mode="page"/>
    </style:style>
    <style:style style:name="Table1.A2" style:family="table-cell">
      <style:table-cell-properties fo:padding="0.051cm" fo:border-left="0.05pt solid #000000" fo:border-right="none" fo:border-top="none" fo:border-bottom="0.05pt solid #000000" style:writing-mode="page"/>
    </style:style>
    <style:style style:name="Table1.D2" style:family="table-cell">
      <style:table-cell-properties fo:padding="0.051cm" fo:border-left="0.05pt solid #000000" fo:border-right="0.05pt solid #000000" fo:border-top="none" fo:border-bottom="0.05pt solid #000000" style:writing-mode="page"/>
    </style:style>
    <style:style style:name="P1" style:family="paragraph" style:parent-style-name="Standard">
      <style:text-properties fo:font-weight="normal" officeooo:rsid="0004e3c9" officeooo:paragraph-rsid="0004e3c9" style:font-weight-asian="normal" style:font-weight-complex="normal"/>
    </style:style>
    <style:style style:name="P2" style:family="paragraph" style:parent-style-name="Text_20_body">
      <style:text-properties fo:font-weight="normal" officeooo:rsid="0004e3c9" officeooo:paragraph-rsid="0004e3c9" style:font-weight-asian="normal" style:font-weight-complex="normal"/>
    </style:style>
    <style:style style:name="P3" style:family="paragraph" style:parent-style-name="Standard_20__28_user_29_">
      <style:text-properties fo:font-weight="normal" officeooo:rsid="0005165a" officeooo:paragraph-rsid="0005165a" style:font-weight-asian="normal" style:font-weight-complex="normal"/>
    </style:style>
    <style:style style:name="P4" style:family="paragraph" style:parent-style-name="Standard">
      <style:text-properties fo:font-weight="bold" officeooo:rsid="0004e3c9" officeooo:paragraph-rsid="0004e3c9" style:font-weight-asian="bold" style:font-weight-complex="bold"/>
    </style:style>
    <style:style style:name="P5" style:family="paragraph" style:parent-style-name="Standard">
      <style:text-properties fo:font-size="16pt" style:font-size-asian="16pt" style:font-size-complex="16pt"/>
    </style:style>
    <style:style style:name="P6" style:family="paragraph" style:parent-style-name="Standard_20__28_user_29_">
      <style:text-properties fo:language="en" fo:country="GB" officeooo:paragraph-rsid="0005165a"/>
    </style:style>
    <style:style style:name="P7" style:family="paragraph" style:parent-style-name="Standard_20__28_user_29_">
      <style:text-properties officeooo:paragraph-rsid="0005165a"/>
    </style:style>
    <style:style style:name="P8" style:family="paragraph" style:parent-style-name="Standard_20__28_user_29_">
      <style:text-properties style:text-underline-style="solid" style:text-underline-width="auto" style:text-underline-color="font-color" fo:font-weight="bold" officeooo:rsid="0005f31b" officeooo:paragraph-rsid="0005f31b" style:font-weight-asian="bold" style:font-weight-complex="bold"/>
    </style:style>
    <style:style style:name="P9" style:family="paragraph" style:parent-style-name="Text_20_body">
      <style:text-properties style:text-underline-style="solid" style:text-underline-width="auto" style:text-underline-color="font-color" fo:font-weight="bold" officeooo:rsid="0005165a" officeooo:paragraph-rsid="0005165a" style:font-weight-asian="bold" style:font-weight-complex="bold"/>
    </style:style>
    <style:style style:name="P10" style:family="paragraph" style:parent-style-name="Standard_20__28_user_29_">
      <style:text-properties style:text-underline-style="none" fo:font-weight="normal" officeooo:rsid="0005f31b" officeooo:paragraph-rsid="0005f31b" style:font-weight-asian="normal" style:font-weight-complex="normal"/>
    </style:style>
    <style:style style:name="P11" style:family="paragraph" style:parent-style-name="Standard_20__28_user_29_">
      <style:text-properties style:text-underline-style="none" fo:font-weight="normal" officeooo:rsid="000603b0" officeooo:paragraph-rsid="000603b0" style:font-weight-asian="normal" style:font-weight-complex="normal"/>
    </style:style>
    <style:style style:name="P12" style:family="paragraph" style:parent-style-name="Table_20_Contents">
      <style:paragraph-properties fo:text-align="start" style:justify-single-word="false"/>
      <style:text-properties style:font-name="Times New Roman" fo:font-size="12pt" style:font-name-asian="SimSun" style:font-size-asian="12pt" style:font-name-complex="Mangal" style:font-size-complex="12pt"/>
    </style:style>
    <style:style style:name="P13" style:family="paragraph" style:parent-style-name="Table_20_Contents">
      <style:paragraph-properties fo:text-align="start" style:justify-single-word="false"/>
      <style:text-properties style:font-name="Times New Roman" fo:font-size="12pt" officeooo:rsid="0005165a" officeooo:paragraph-rsid="0005165a" style:font-name-asian="SimSun" style:font-size-asian="12pt" style:font-name-complex="Mangal" style:font-size-complex="12pt"/>
    </style:style>
    <style:style style:name="P14" style:family="paragraph" style:parent-style-name="Standard">
      <style:text-properties style:text-underline-style="solid" style:text-underline-width="auto" style:text-underline-color="font-color" fo:font-weight="bold" officeooo:rsid="00036e11" style:font-weight-asian="bold" style:font-weight-complex="bold"/>
    </style:style>
    <style:style style:name="P15" style:family="paragraph" style:parent-style-name="Standard" style:list-style-name="Numbering_20_123">
      <style:text-properties officeooo:paragraph-rsid="0009b82f"/>
    </style:style>
    <style:style style:name="P16" style:family="paragraph" style:parent-style-name="Standard" style:list-style-name="Numbering_20_123">
      <style:text-properties officeooo:paragraph-rsid="000a96fa"/>
    </style:style>
    <style:style style:name="P17" style:family="paragraph" style:parent-style-name="Table_20_Contents">
      <style:paragraph-properties fo:text-align="start" style:justify-single-word="false"/>
      <style:text-properties style:font-name="Times New Roman" fo:font-size="12pt" style:font-name-asian="SimSun" style:font-size-asian="12pt" style:font-name-complex="Mangal" style:font-size-complex="12pt"/>
    </style:style>
    <style:style style:name="P18" style:family="paragraph" style:parent-style-name="Text_20_body" style:list-style-name="Numbering_20_123">
      <style:text-properties officeooo:paragraph-rsid="0004e3c9"/>
    </style:style>
    <style:style style:name="P19" style:family="paragraph" style:parent-style-name="Text_20_body" style:list-style-name="Numbering_20_123">
      <style:text-properties officeooo:paragraph-rsid="0009b82f"/>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officeooo:rsid="00036e11" style:font-weight-asian="bold" style:font-weight-complex="bold"/>
    </style:style>
    <style:style style:name="T3" style:family="text">
      <style:text-properties style:text-underline-style="solid" style:text-underline-width="auto" style:text-underline-color="font-color" officeooo:rsid="00036e11"/>
    </style:style>
    <style:style style:name="T4" style:family="text">
      <style:text-properties fo:font-weight="normal" style:font-weight-asian="normal" style:font-weight-complex="normal"/>
    </style:style>
    <style:style style:name="T5" style:family="text">
      <style:text-properties fo:font-weight="normal" officeooo:rsid="00124bbc" style:font-weight-asian="normal" style:font-weight-complex="normal"/>
    </style:style>
    <style:style style:name="T6" style:family="text">
      <style:text-properties fo:font-weight="normal" officeooo:rsid="0009b82f" style:font-weight-asian="normal" style:font-weight-complex="normal"/>
    </style:style>
    <style:style style:name="T7" style:family="text">
      <style:text-properties fo:language="en" fo:country="GB"/>
    </style:style>
    <style:style style:name="T8" style:family="text">
      <style:text-properties fo:language="en" fo:country="GB" officeooo:rsid="001ec293"/>
    </style:style>
    <style:style style:name="T9" style:family="text">
      <style:text-properties fo:language="en" fo:country="GB" fo:font-weight="bold" style:font-weight-asian="bold" style:font-weight-complex="bold"/>
    </style:style>
    <style:style style:name="T10" style:family="text">
      <style:text-properties fo:language="en" fo:country="GB" fo:font-weight="bold" officeooo:rsid="001fa8ba" style:font-weight-asian="bold" style:font-weight-complex="bold"/>
    </style:style>
    <style:style style:name="T11" style:family="text">
      <style:text-properties fo:language="en" fo:country="GB" fo:font-weight="bold" officeooo:rsid="00219575" style:font-weight-asian="bold" style:font-weight-complex="bold"/>
    </style:style>
    <style:style style:name="T12" style:family="text">
      <style:text-properties fo:language="en" fo:country="GB" officeooo:rsid="00219575"/>
    </style:style>
    <style:style style:name="T13" style:family="text">
      <style:text-properties fo:language="en" fo:country="GB" officeooo:rsid="001fa8ba"/>
    </style:style>
    <style:style style:name="T14" style:family="text">
      <style:text-properties style:font-name="Times New Roman" fo:font-size="12pt" fo:language="en" fo:country="GB" officeooo:rsid="001fa8ba" style:letter-kerning="true" style:font-name-asian="SimSun" style:font-size-asian="12pt" style:language-asian="zh" style:country-asian="CN" style:font-name-complex="Mangal" style:font-size-complex="12pt" style:language-complex="hi" style:country-complex="IN"/>
    </style:style>
    <style:style style:name="T15" style:family="text">
      <style:text-properties style:font-name="Times New Roman" fo:font-size="12pt" fo:language="en" fo:country="GB" officeooo:rsid="00219575" style:letter-kerning="true" style:font-name-asian="SimSun" style:font-size-asian="12pt" style:language-asian="zh" style:country-asian="CN" style:font-name-complex="Mangal" style:font-size-complex="12pt" style:language-complex="hi" style:country-complex="IN"/>
    </style:style>
    <style:style style:name="T16" style:family="text">
      <style:text-properties style:font-name="Times New Roman" fo:font-size="12pt" style:font-name-asian="SimSun" style:font-size-asian="12pt" style:font-name-complex="Mangal" style:font-size-complex="12pt"/>
    </style:style>
    <style:style style:name="T17" style:family="text">
      <style:text-properties fo:font-size="16pt" style:text-underline-style="solid" style:text-underline-width="auto" style:text-underline-color="font-color" fo:font-weight="bold" officeooo:rsid="00036e11" style:font-size-asian="16pt" style:font-weight-asian="bold" style:font-size-complex="16pt" style:font-weight-complex="bold"/>
    </style:style>
    <style:style style:name="T18" style:family="text">
      <style:text-properties officeooo:rsid="000603b0"/>
    </style:style>
    <style:style style:name="T19" style:family="text">
      <style:text-properties officeooo:rsid="0009b82f"/>
    </style:style>
    <style:style style:name="T20" style:family="text">
      <style:text-properties officeooo:rsid="00124bbc"/>
    </style:style>
    <style:style style:name="T21" style:family="text">
      <style:text-properties fo:font-weight="bold" style:font-weight-asian="bold" style:font-weight-complex="bold"/>
    </style:style>
    <style:style style:name="T22" style:family="text">
      <style:text-properties fo:font-weight="bold" officeooo:rsid="0009b82f" style:font-weight-asian="bold" style:font-weight-complex="bold"/>
    </style:style>
    <style:style style:name="T23" style:family="text">
      <style:text-properties fo:font-weight="bold" officeooo:rsid="000b4fb0" style:font-weight-asian="bold" style:font-weight-complex="bold"/>
    </style:style>
    <style:style style:name="T24" style:family="text">
      <style:text-properties officeooo:rsid="000b4fb0"/>
    </style:style>
    <style:style style:name="T25"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span text:style-name="T17">Talking about the Past/ Present and Future</text:span></text:p>
      <text:p text:style-name="P5"><text:tab/><text:tab/><text:tab/><text:tab/><text:span text:style-name="T2">Exercises</text:span></text:p>
      <text:p text:style-name="P14"/>
      <text:p text:style-name="P4"><text:span text:style-name="T3">I</text:span><text:span text:style-name="T1">) Put the verbs between brackets into the correct tense.</text:span></text:p>
      <text:p text:style-name="P1"/>
      <text:list xml:id="list1044060580" text:style-name="Numbering_20_123">
        <text:list-item>
          <text:p text:style-name="P18"><text:span text:style-name="T4">Alan Turing </text:span><text:span text:style-name="Strong_20_Emphasis"><text:span text:style-name="T22">developed</text:span></text:span><text:span text:style-name="T4"> the concept of the Turing machine (to </text:span><text:span text:style-name="Strong_20_Emphasis"><text:span text:style-name="T4">develop)</text:span></text:span><text:span text:style-name="T4">, which </text:span><text:span text:style-name="T22">is considered</text:span><text:span text:style-name="Strong_20_Emphasis"><text:span text:style-name="T21"> </text:span></text:span><text:span text:style-name="Strong_20_Emphasis"><text:span text:style-name="T4">as</text:span></text:span><text:span text:style-name="T4"> the foundation for modern computation (to be considered).</text:span></text:p>
        </text:list-item>
        <text:list-item>
          <text:p text:style-name="P18"><text:span text:style-name="T4">ENIAC, the first general-purpose electronic digital computer, </text:span><text:span text:style-name="T22">was completed</text:span><text:span text:style-name="Strong_20_Emphasis"><text:span text:style-name="T4"> </text:span></text:span><text:span text:style-name="T4"><text:s/>in 1945 (to be completed).</text:span></text:p>
        </text:list-item>
        <text:list-item>
          <text:p text:style-name="P18"><text:span text:style-name="T4">Nowadays computer scientists </text:span><text:span text:style-name="T6">are </text:span><text:span text:style-name="T22">exploring</text:span><text:span text:style-name="Strong_20_Emphasis"><text:span text:style-name="T4"> </text:span></text:span><text:span text:style-name="T4"><text:s/>quantum computing (to explore), a technology that </text:span><text:span text:style-name="T22">will revolutionize</text:span><text:span text:style-name="Strong_20_Emphasis"><text:span text:style-name="T4"> </text:span></text:span><text:span text:style-name="T4"><text:s/>data processing in the future (to revolutionize) .</text:span></text:p>
        </text:list-item>
        <text:list-item>
          <text:p text:style-name="P18"><text:span text:style-name="T4">Grace Hopper, a pioneering computer scientist, </text:span><text:span text:style-name="T22">invented</text:span><text:span text:style-name="Strong_20_Emphasis"><text:span text:style-name="T4"> </text:span></text:span><text:span text:style-name="T4"><text:s/>the first compiler in the 1950s (to invent).</text:span></text:p>
        </text:list-item>
        <text:list-item>
          <text:p text:style-name="P18"><text:span text:style-name="T4">The World Wide Web </text:span><text:span text:style-name="T22">was invented</text:span><text:span text:style-name="Strong_20_Emphasis"><text:span text:style-name="T4"> </text:span></text:span><text:span text:style-name="T4"><text:s/>by Tim Berners-Lee in 1989 (to invent), and it </text:span><text:span text:style-name="T22">transformed</text:span><text:span text:style-name="Strong_20_Emphasis"><text:span text:style-name="T4"> </text:span></text:span><text:span text:style-name="T4"><text:s/>the way we access information (to transform).</text:span></text:p>
        </text:list-item>
        <text:list-item>
          <text:p text:style-name="P18"><text:span text:style-name="T4">By the end of this decade, experts predict that artificial intelligence </text:span><text:span text:style-name="T22">will </text:span><text:span text:style-name="T23">have </text:span><text:span text:style-name="T22">surpass</text:span><text:span text:style-name="Strong_20_Emphasis"><text:span text:style-name="T4"> </text:span></text:span><text:span text:style-name="T4"><text:s/>human intelligence in certain tasks (to surpass).</text:span></text:p>
        </text:list-item>
        <text:list-item>
          <text:p text:style-name="P19"><text:span text:style-name="T4">Charles Babbage, often called the "father of the computer," </text:span><text:span text:style-name="Strong_20_Emphasis">envisioned</text:span><text:span text:style-name="Strong_20_Emphasis"><text:span text:style-name="T4"> </text:span></text:span><text:span text:style-name="T4"><text:s/>the Analytical Engine in the 1830s (to envision).</text:span></text:p>
        </text:list-item>
        <text:list-item>
          <text:p text:style-name="P19"><text:span text:style-name="T4">Today, programmers </text:span><text:span text:style-name="Strong_20_Emphasis">use</text:span><text:span text:style-name="Strong_20_Emphasis"><text:span text:style-name="T4"> </text:span></text:span><text:span text:style-name="T4"><text:s/>high-level languages (to use) th</text:span><text:span text:style-name="T6">a</text:span><text:span text:style-name="T4">t </text:span><text:span text:style-name="Strong_20_Emphasis">make</text:span><text:span text:style-name="Strong_20_Emphasis"><text:span text:style-name="T4"> </text:span></text:span><text:span text:style-name="T4"><text:s/>coding more accessible (to make).</text:span></text:p>
        </text:list-item>
        <text:list-item>
          <text:p text:style-name="P19"><text:span text:style-name="T4">In the 1960s, Douglas Engelbart </text:span><text:span text:style-name="Strong_20_Emphasis">introduced</text:span><text:span text:style-name="Strong_20_Emphasis"><text:span text:style-name="T4"> </text:span></text:span><text:span text:style-name="T4"><text:s/>the computer mouse to introduce), a device that </text:span><text:span text:style-name="Strong_20_Emphasis">revolutionized</text:span><text:span text:style-name="Strong_20_Emphasis"><text:span text:style-name="T4"> </text:span></text:span><text:span text:style-name="T4"><text:s/>human-computer interaction (to revolutionize).</text:span></text:p>
        </text:list-item>
        <text:list-item>
          <text:p text:style-name="P19"><text:span text:style-name="T4">By the time you complete your computer science degree, new technologies </text:span><text:span text:style-name="Strong_20_Emphasis">will </text:span><text:span text:style-name="Strong_20_Emphasis"><text:span text:style-name="T24">have</text:span></text:span><text:span text:style-name="Strong_20_Emphasis"><text:span text:style-name="T4"> </text:span></text:span><text:span text:style-name="Strong_20_Emphasis"><text:span text:style-name="T19">emerge</text:span></text:span><text:span text:style-name="Strong_20_Emphasis"><text:span text:style-name="T4"> (to emerge)</text:span></text:span><text:span text:style-name="T4">.</text:span></text:p>
        </text:list-item>
        <text:list-item>
          <text:p text:style-name="P15"><text:span text:style-name="T4"><text:s/>Before the 1970s, the idea of personal computers </text:span><text:span text:style-name="Strong_20_Emphasis">had not gained</text:span><text:span text:style-name="T4"> widespread acceptance (to gain).</text:span></text:p>
        </text:list-item>
        <text:list-item>
          <text:p text:style-name="P15"><text:span text:style-name="T4"><text:s/>The concept of cloud computing </text:span><text:span text:style-name="Strong_20_Emphasis">did not emerge</text:span><text:span text:style-name="Strong_20_Emphasis"><text:span text:style-name="T4"> </text:span></text:span><text:span text:style-name="T4"><text:s/>until the late 20th century (to emerge).</text:span></text:p>
        </text:list-item>
        <text:list-item>
          <text:p text:style-name="P15"><text:span text:style-name="T4"><text:s/>Over the last few years, programmers </text:span><text:span text:style-name="Strong_20_Emphasis">have been developing</text:span><text:span text:style-name="Strong_20_Emphasis"><text:span text:style-name="T4"> </text:span></text:span><text:span text:style-name="T4"><text:s/>increasingly sophisticated algorithms for <text:s text:c="5"/>machine learning (to develop).</text:span></text:p>
        </text:list-item>
        <text:list-item>
          <text:p text:style-name="P16"><text:span text:style-name="T4"><text:s/>Before the widespread use of graphical interfaces, computer users</text:span><text:span text:style-name="Strong_20_Emphasis"><text:span text:style-name="T4"> </text:span></text:span><text:span text:style-name="Strong_20_Emphasis">navigated</text:span><text:span text:style-name="T4"> systems primarily through command lines (to navigate).</text:span></text:p>
        </text:list-item>
        <text:list-item>
          <text:p text:style-name="P16"><text:span text:style-name="T4">Computer scientists </text:span><text:span text:style-name="T5">continuously </text:span><text:span text:style-name="Strong_20_Emphasis"><text:span text:style-name="T20">push</text:span></text:span><text:span text:style-name="T4"> the boundaries of knowledge </text:span><text:span text:style-name="T5">(to push)</text:span><text:span text:style-name="T4"> , driving technological progress.</text:span></text:p>
        </text:list-item>
      </text:list>
      <text:p text:style-name="P2"/>
      <text:p text:style-name="P9">II) Similar exercise, be careful, read the whole text before starting to fill in your answers…</text:p>
      <text:p text:style-name="P6">Dear Jason,<text:bookmark text:name="_GoBack"/></text:p>
      <text:p text:style-name="P7"><text:span text:style-name="T7">Thank you so much for your recent letter </text:span><text:span text:style-name="T8">which I <text:s/>__</text:span><text:span text:style-name="T10">1</text:span><text:span text:style-name="T8">___ (receive) last week</text:span><text:span text:style-name="T7">. I really __</text:span><text:span text:style-name="T10">2</text:span><text:span text:style-name="T9">_</text:span><text:span text:style-name="T7">__ (enjoy</text:span><text:span text:style-name="T12">) reading </text:span><text:span text:style-name="T7">about your holiday </text:span><text:span text:style-name="T13">in</text:span><text:span text:style-name="T7">Spain. It sounds </text:span><text:span text:style-name="T14">like</text:span><text:span text:style-name="T7"> you ___</text:span><text:span text:style-name="T10">3</text:span><text:span text:style-name="T9">_</text:span><text:span text:style-name="T7">_ (have) a wonderful vacation. Let me tell you about our summer holiday in Greece </text:span><text:span text:style-name="T13">last year</text:span><text:span text:style-name="T7">!</text:span></text:p>
      <text:p text:style-name="P7"><text:span text:style-name="T7">The flight </text:span><text:span text:style-name="T14">to</text:span><text:span text:style-name="T7">Greece __</text:span><text:span text:style-name="T10">4</text:span><text:span text:style-name="T7">___ (go) smoothly. However, we had some problems with the ferry in Athens! </text:span><text:span text:style-name="T14">T</text:span><text:span text:style-name="T7">he ferry ___</text:span><text:span text:style-name="T10">5</text:span><text:span text:style-name="T7">__ (be) nowhere in sight! We rushed about the port </text:span><text:span text:style-name="T14">trying</text:span><text:span text:style-name="T7"> to find the </text:span><text:span text:style-name="T13">it</text:span><text:span text:style-name="T7">, but </text:span><text:soft-page-break/><text:span text:style-name="T7">no one __</text:span><text:span text:style-name="T9">_</text:span><text:span text:style-name="T10">6</text:span><text:span text:style-name="T7">__ (ever hear) of the ferry lines! Finally, after we __</text:span><text:span text:style-name="T10">7</text:span><text:span text:style-name="T7">___ (wait) for about four hours, a man __</text:span><text:span text:style-name="T10">8</text:span><text:span text:style-name="T9">_</text:span><text:span text:style-name="T7">__ (tell) us that the ferry line ___</text:span><text:span text:style-name="T10">9</text:span><text:span text:style-name="T7">__ (change) owners and had a new name and kindly __</text:span><text:span text:style-name="T10">10</text:span><text:span text:style-name="T7">___ (direct) us to the correct ferry. Well, we were pretty lucky as the ferry __</text:span><text:span text:style-name="T10">11</text:span><text:span text:style-name="T7">___ (prepare) to depart that very moment! We </text:span><text:span text:style-name="T14">jump</text:span><text:span text:style-name="T7">ed </text:span><text:span text:style-name="T14">on </text:span><text:span text:style-name="T7">board and ___</text:span><text:span text:style-name="T10">12</text:span><text:span text:style-name="T9">_</text:span><text:span text:style-name="T7">_ (drink) </text:span><text:span text:style-name="T13">a cold drink</text:span><text:span text:style-name="T7"> to calm our nerves.We arrived in Sifnos (one of the many marvelous Greek islands) and ___</text:span><text:span text:style-name="T10">13</text:span><text:span text:style-name="T7">__ (find) our apartment. The apartment __</text:span><text:span text:style-name="T10">14</text:span><text:span text:style-name="T7">___ (be located) directly </text:span><text:span text:style-name="T14">across</text:span><text:span text:style-name="T7"> the beach with a marvelous </text:span><text:span text:style-name="T14">view</text:span><text:span text:style-name="T7"> of the sea. We __</text:span><text:span text:style-name="T10">15</text:span><text:span text:style-name="T7">___ (stay) in a small village which __</text:span><text:span text:style-name="T10">16</text:span><text:span text:style-name="T7">___ (have) about 200 inhabitants during the year, but ___</text:span><text:span text:style-name="T10">17</text:span><text:span text:style-name="T7">__ (swell) to over 2,000 </text:span><text:span text:style-name="T14">during </text:span><text:span text:style-name="T7">the summer holiday months. We __</text:span><text:span text:style-name="T10">18</text:span><text:span text:style-name="T9">_</text:span><text:span text:style-name="T7">__ (spend) our days reading, swimming, napping and having a very relaxing time indeed. </text:span></text:p>
      <text:p text:style-name="P7"><text:span text:style-name="T7">I'll always remember one walk in particular: We ___</text:span><text:span text:style-name="T10">19</text:span><text:span text:style-name="T7">__ (wake up) early that morning so as to get an early start. I __</text:span><text:span text:style-name="T10">20</text:span><text:span text:style-name="T7">___ (make) coffee when my brother-in-law, who ___</text:span><text:span text:style-name="T10">21</text:span><text:span text:style-name="T7">__ (join) </text:span><text:span text:style-name="T14">two days before</text:span><text:span text:style-name="T7">, </text:span><text:span text:style-name="T14">burst</text:span><text:span text:style-name="T7"> in saying, "Susan ___</text:span><text:span text:style-name="T10">22</text:span><text:span text:style-name="T7">__ (be) ill and we have to go to the doctor's". We ___</text:span><text:span text:style-name="T10">23</text:span><text:span text:style-name="T9">_</text:span><text:span text:style-name="T7">_ (get into) the car and, after a short journey up the road the nearest doctor's, Susan got the medicine she _</text:span><text:span text:style-name="T10">24</text:span><text:span text:style-name="T7">____ (need). </text:span><text:span text:style-name="T14">Then</text:span><text:span text:style-name="T7"> Susan went to bed </text:span><text:span text:style-name="T13">for the rest of</text:span><text:span text:style-name="T7"> the day. Daryn, my brother-in-law, and I ___</text:span><text:span text:style-name="T10">25</text:span><text:span text:style-name="T7">__ (decide) to go on our hike .</text:span><text:span text:style-name="T13">B</text:span><text:span text:style-name="T7">y that time, the sun ____</text:span><text:span text:style-name="T10">26</text:span><text:span text:style-name="T9">_</text:span><text:span text:style-name="T7"> (rise) high in the sky and we __</text:span><text:span text:style-name="T10">27</text:span><text:span text:style-name="T7">___(set off) in blistering heat. A slight breeze __</text:span><text:span text:style-name="T10">28</text:span><text:span text:style-name="T7">___ (blow) so we really __</text:span><text:span text:style-name="T10">29</text:span><text:span text:style-name="T7">___ (not notice) the heat. After we </text:span><text:span text:style-name="T14">had been walking </text:span><text:span text:style-name="T7">for about an hour, the wind suddenly __</text:span><text:span text:style-name="T10">30</text:span><text:span text:style-name="T7">___ (stop) and we found ourselves alone in the countryside without a drop of water. We decided </text:span><text:span text:style-name="T14">to keep</text:span><text:span text:style-name="T7"> walking as we were sure to find somewhere to stop and have a drink and a rest. Unfortunately, as we later ____</text:span><text:span text:style-name="T10">31</text:span><text:span text:style-name="T7">_ (discover), the closest village was another five kilometers </text:span><text:span text:style-name="T14">away</text:span><text:span text:style-name="T7">. We finally reached the village. We ___</text:span><text:span text:style-name="T10">32</text:span><text:span text:style-name="T7">__ (go) into the nearest bar to have something to drink. It was then that I ___</text:span><text:span text:style-name="T10">33</text:span><text:span text:style-name="T7">__ (realize) that I ___</text:span><text:span text:style-name="T10">34</text:span><text:span text:style-name="T9">_</text:span><text:span text:style-name="T7">_ (leave) my wallet in the apartment ! <text:s/>Luckily, the people of the island are really friendly, so we ___</text:span><text:span text:style-name="T11">35</text:span><text:span text:style-name="T7">__ (explain) our situation and the owner __</text:span><text:span text:style-name="T11">36</text:span><text:span text:style-name="T7">___ (offer) us a Coke </text:span><text:span text:style-name="T15">on</text:span><text:span text:style-name="T7"> the house. The rest of the vacation was spent relaxing. We thoroughly enjoyed ourselves and </text:span><text:span text:style-name="T12">we </text:span><text:span text:style-name="T7">___</text:span><text:span text:style-name="T11">37</text:span><text:span text:style-name="T9">_</text:span><text:span text:style-name="T7">_ (already plan) our next vacation in Greece </text:span><text:span text:style-name="T15">in</text:span><text:span text:style-name="T7"> two years time.</text:span></text:p>
      <text:p text:style-name="P7"><text:span text:style-name="T7">I hope you and Barbara are well. </text:span>Write me soon.</text:p>
      <text:p text:style-name="P3">Best wishes</text:p>
      <text:p text:style-name="P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1.</text:p>
          </table:table-cell>
          <table:table-cell table:style-name="Table1.A1" office:value-type="string">
            <text:p text:style-name="P12"><text:span text:style-name="Strong_20_Emphasis">received</text:span></text:p>
          </table:table-cell>
          <table:table-cell table:style-name="Table1.A1" office:value-type="string">
            <text:p text:style-name="P13">21.</text:p>
          </table:table-cell>
          <table:table-cell table:style-name="Table1.D1" office:value-type="string">
            <text:p text:style-name="P12"><text:span text:style-name="Strong_20_Emphasis">had joined</text:span></text:p>
          </table:table-cell>
        </table:table-row>
        <table:table-row>
          <table:table-cell table:style-name="Table1.A2" office:value-type="string">
            <text:p text:style-name="P13">2.</text:p>
          </table:table-cell>
          <table:table-cell table:style-name="Table1.A2" office:value-type="string">
            <text:p text:style-name="P12"><text:span text:style-name="Strong_20_Emphasis">enjoyed</text:span></text:p>
          </table:table-cell>
          <table:table-cell table:style-name="Table1.A2" office:value-type="string">
            <text:p text:style-name="P13">22.</text:p>
          </table:table-cell>
          <table:table-cell table:style-name="Table1.D2" office:value-type="string">
            <text:p text:style-name="P12"><text:span text:style-name="Strong_20_Emphasis">was</text:span></text:p>
          </table:table-cell>
        </table:table-row>
        <table:table-row>
          <table:table-cell table:style-name="Table1.A2" office:value-type="string">
            <text:p text:style-name="P13">3.</text:p>
          </table:table-cell>
          <table:table-cell table:style-name="Table1.A2" office:value-type="string">
            <text:p text:style-name="P12"><text:span text:style-name="Strong_20_Emphasis">Had</text:span></text:p>
          </table:table-cell>
          <table:table-cell table:style-name="Table1.A2" office:value-type="string">
            <text:p text:style-name="P13">23.</text:p>
          </table:table-cell>
          <table:table-cell table:style-name="Table1.D2" office:value-type="string">
            <text:p text:style-name="P12"><text:span text:style-name="Strong_20_Emphasis">got into</text:span></text:p>
          </table:table-cell>
        </table:table-row>
        <table:table-row>
          <table:table-cell table:style-name="Table1.A2" office:value-type="string">
            <text:p text:style-name="P13">4.</text:p>
          </table:table-cell>
          <table:table-cell table:style-name="Table1.A2" office:value-type="string">
            <text:p text:style-name="P12"><text:span text:style-name="Strong_20_Emphasis">went</text:span></text:p>
          </table:table-cell>
          <table:table-cell table:style-name="Table1.A2" office:value-type="string">
            <text:p text:style-name="P13">24.</text:p>
          </table:table-cell>
          <table:table-cell table:style-name="Table1.D2" office:value-type="string">
            <text:p text:style-name="P12"><text:span text:style-name="Strong_20_Emphasis">needed</text:span></text:p>
          </table:table-cell>
        </table:table-row>
        <table:table-row>
          <table:table-cell table:style-name="Table1.A2" office:value-type="string">
            <text:p text:style-name="P13">5.</text:p>
          </table:table-cell>
          <table:table-cell table:style-name="Table1.A2" office:value-type="string">
            <text:p text:style-name="P12"><text:span text:style-name="Strong_20_Emphasis">was</text:span></text:p>
          </table:table-cell>
          <table:table-cell table:style-name="Table1.A2" office:value-type="string">
            <text:p text:style-name="P13">25.</text:p>
          </table:table-cell>
          <table:table-cell table:style-name="Table1.D2" office:value-type="string">
            <text:p text:style-name="P12"><text:span text:style-name="Strong_20_Emphasis">decided</text:span></text:p>
          </table:table-cell>
        </table:table-row>
        <table:table-row>
          <table:table-cell table:style-name="Table1.A2" office:value-type="string">
            <text:p text:style-name="P13">6.</text:p>
          </table:table-cell>
          <table:table-cell table:style-name="Table1.A2" office:value-type="string">
            <text:p text:style-name="P12"><text:span text:style-name="Strong_20_Emphasis">had ever heard</text:span></text:p>
          </table:table-cell>
          <table:table-cell table:style-name="Table1.A2" office:value-type="string">
            <text:p text:style-name="P13">26.</text:p>
          </table:table-cell>
          <table:table-cell table:style-name="Table1.D2" office:value-type="string">
            <text:p text:style-name="P12"><text:span text:style-name="Strong_20_Emphasis">had risen</text:span></text:p>
          </table:table-cell>
        </table:table-row>
        <table:table-row>
          <table:table-cell table:style-name="Table1.A2" office:value-type="string">
            <text:p text:style-name="P13">7.</text:p>
          </table:table-cell>
          <table:table-cell table:style-name="Table1.A2" office:value-type="string">
            <text:p text:style-name="P12"><text:span text:style-name="Strong_20_Emphasis">had waited</text:span></text:p>
          </table:table-cell>
          <table:table-cell table:style-name="Table1.A2" office:value-type="string">
            <text:p text:style-name="P13">27.</text:p>
          </table:table-cell>
          <table:table-cell table:style-name="Table1.D2" office:value-type="string">
            <text:p text:style-name="P12"><text:span text:style-name="Strong_20_Emphasis">set off</text:span></text:p>
          </table:table-cell>
        </table:table-row>
        <table:table-row>
          <table:table-cell table:style-name="Table1.A2" office:value-type="string">
            <text:p text:style-name="P13">8.</text:p>
          </table:table-cell>
          <table:table-cell table:style-name="Table1.A2" office:value-type="string">
            <text:p text:style-name="P12"><text:span text:style-name="Strong_20_Emphasis">told</text:span></text:p>
          </table:table-cell>
          <table:table-cell table:style-name="Table1.A2" office:value-type="string">
            <text:p text:style-name="P13">28.</text:p>
          </table:table-cell>
          <table:table-cell table:style-name="Table1.D2" office:value-type="string">
            <text:p text:style-name="P12"><text:span text:style-name="Strong_20_Emphasis">was blowing</text:span></text:p>
          </table:table-cell>
        </table:table-row>
        <table:table-row>
          <table:table-cell table:style-name="Table1.A2" office:value-type="string">
            <text:p text:style-name="P13">9.</text:p>
          </table:table-cell>
          <table:table-cell table:style-name="Table1.A2" office:value-type="string">
            <text:p text:style-name="P12"><text:span text:style-name="Strong_20_Emphasis">had changed</text:span></text:p>
          </table:table-cell>
          <table:table-cell table:style-name="Table1.A2" office:value-type="string">
            <text:p text:style-name="P13">29.</text:p>
          </table:table-cell>
          <table:table-cell table:style-name="Table1.D2" office:value-type="string">
            <text:p text:style-name="P12"><text:span text:style-name="Strong_20_Emphasis">did not notice</text:span></text:p>
          </table:table-cell>
        </table:table-row>
        <table:table-row>
          <table:table-cell table:style-name="Table1.A2" office:value-type="string">
            <text:p text:style-name="P13">10.</text:p>
          </table:table-cell>
          <table:table-cell table:style-name="Table1.A2" office:value-type="string">
            <text:p text:style-name="P12"><text:span text:style-name="Strong_20_Emphasis">directed</text:span></text:p>
          </table:table-cell>
          <table:table-cell table:style-name="Table1.A2" office:value-type="string">
            <text:p text:style-name="P13">30.</text:p>
          </table:table-cell>
          <table:table-cell table:style-name="Table1.D2" office:value-type="string">
            <text:p text:style-name="P12"><text:span text:style-name="Strong_20_Emphasis">stopped</text:span></text:p>
          </table:table-cell>
        </table:table-row>
        <table:table-row>
          <table:table-cell table:style-name="Table1.A2" office:value-type="string">
            <text:p text:style-name="P13">11.</text:p>
          </table:table-cell>
          <table:table-cell table:style-name="Table1.A2" office:value-type="string">
            <text:p text:style-name="P12"><text:span text:style-name="Strong_20_Emphasis">was preparing</text:span></text:p>
          </table:table-cell>
          <table:table-cell table:style-name="Table1.A2" office:value-type="string">
            <text:p text:style-name="P13">31.</text:p>
          </table:table-cell>
          <table:table-cell table:style-name="Table1.D2" office:value-type="string">
            <text:p text:style-name="P12"><text:span text:style-name="Strong_20_Emphasis">discovered</text:span></text:p>
          </table:table-cell>
        </table:table-row>
        <table:table-row>
          <table:table-cell table:style-name="Table1.A2" office:value-type="string">
            <text:p text:style-name="P13">12.</text:p>
          </table:table-cell>
          <table:table-cell table:style-name="Table1.A2" office:value-type="string">
            <text:p text:style-name="P12"><text:span text:style-name="Strong_20_Emphasis">had</text:span></text:p>
          </table:table-cell>
          <table:table-cell table:style-name="Table1.A2" office:value-type="string">
            <text:p text:style-name="P13">32.</text:p>
          </table:table-cell>
          <table:table-cell table:style-name="Table1.D2" office:value-type="string">
            <text:p text:style-name="P12"><text:span text:style-name="Strong_20_Emphasis">went</text:span></text:p>
          </table:table-cell>
        </table:table-row>
        <table:table-row>
          <table:table-cell table:style-name="Table1.A2" office:value-type="string">
            <text:p text:style-name="P13">13.</text:p>
          </table:table-cell>
          <table:table-cell table:style-name="Table1.A2" office:value-type="string">
            <text:p text:style-name="P12"><text:span text:style-name="Strong_20_Emphasis">found</text:span></text:p>
          </table:table-cell>
          <table:table-cell table:style-name="Table1.A2" office:value-type="string">
            <text:p text:style-name="P13">33.</text:p>
          </table:table-cell>
          <table:table-cell table:style-name="Table1.D2" office:value-type="string">
            <text:p text:style-name="P12"><text:span text:style-name="Strong_20_Emphasis">realized</text:span></text:p>
          </table:table-cell>
        </table:table-row>
        <table:table-row>
          <table:table-cell table:style-name="Table1.A2" office:value-type="string">
            <text:p text:style-name="P13">14.</text:p>
          </table:table-cell>
          <table:table-cell table:style-name="Table1.A2" office:value-type="string">
            <text:p text:style-name="P12"><text:span text:style-name="Strong_20_Emphasis">was located</text:span></text:p>
          </table:table-cell>
          <table:table-cell table:style-name="Table1.A2" office:value-type="string">
            <text:p text:style-name="P13">34.</text:p>
          </table:table-cell>
          <table:table-cell table:style-name="Table1.D2" office:value-type="string">
            <text:p text:style-name="P12"><text:span text:style-name="Strong_20_Emphasis">had left</text:span></text:p>
          </table:table-cell>
        </table:table-row>
        <table:table-row>
          <table:table-cell table:style-name="Table1.A2" office:value-type="string">
            <text:p text:style-name="P13">15.</text:p>
          </table:table-cell>
          <table:table-cell table:style-name="Table1.A2" office:value-type="string">
            <text:p text:style-name="P12"><text:span text:style-name="Strong_20_Emphasis">stayed</text:span></text:p>
          </table:table-cell>
          <table:table-cell table:style-name="Table1.A2" office:value-type="string">
            <text:p text:style-name="P13">35.</text:p>
          </table:table-cell>
          <table:table-cell table:style-name="Table1.D2" office:value-type="string">
            <text:p text:style-name="P12"><text:span text:style-name="Strong_20_Emphasis">explained</text:span></text:p>
          </table:table-cell>
        </table:table-row>
        <table:table-row>
          <table:table-cell table:style-name="Table1.A2" office:value-type="string">
            <text:p text:style-name="P13">16.</text:p>
          </table:table-cell>
          <table:table-cell table:style-name="Table1.A2" office:value-type="string">
            <text:p text:style-name="P12"><text:span text:style-name="Strong_20_Emphasis">had</text:span></text:p>
          </table:table-cell>
          <table:table-cell table:style-name="Table1.A2" office:value-type="string">
            <text:p text:style-name="P13">36.</text:p>
          </table:table-cell>
          <table:table-cell table:style-name="Table1.D2" office:value-type="string">
            <text:p text:style-name="P12"><text:span text:style-name="Strong_20_Emphasis">offered</text:span></text:p>
          </table:table-cell>
        </table:table-row>
        <table:table-row>
          <table:table-cell table:style-name="Table1.A2" office:value-type="string">
            <text:p text:style-name="P13">17.</text:p>
          </table:table-cell>
          <table:table-cell table:style-name="Table1.A2" office:value-type="string">
            <text:p text:style-name="P12"><text:span text:style-name="Strong_20_Emphasis">swelled</text:span></text:p>
          </table:table-cell>
          <table:table-cell table:style-name="Table1.A2" office:value-type="string">
            <text:p text:style-name="P13">37.</text:p>
          </table:table-cell>
          <table:table-cell table:style-name="Table1.D2" office:value-type="string">
            <text:p text:style-name="P12"><text:span text:style-name="Strong_20_Emphasis">have already planned</text:span></text:p>
          </table:table-cell>
        </table:table-row>
        <table:table-row>
          <table:table-cell table:style-name="Table1.A2" office:value-type="string">
            <text:p text:style-name="P13">18.</text:p>
          </table:table-cell>
          <table:table-cell table:style-name="Table1.A2" office:value-type="string">
            <text:p text:style-name="P12"><text:span text:style-name="Strong_20_Emphasis">spent</text:span></text:p>
          </table:table-cell>
          <table:table-cell table:style-name="Table1.A2" office:value-type="string">
            <text:p text:style-name="P12"/>
          </table:table-cell>
          <table:table-cell table:style-name="Table1.D2" office:value-type="string">
            <text:p text:style-name="P12"/>
          </table:table-cell>
        </table:table-row>
        <table:table-row>
          <table:table-cell table:style-name="Table1.A2" office:value-type="string">
            <text:p text:style-name="P13">19.</text:p>
          </table:table-cell>
          <table:table-cell table:style-name="Table1.A2" office:value-type="string">
            <text:p text:style-name="P12"><text:span text:style-name="Strong_20_Emphasis">woke up</text:span></text:p>
          </table:table-cell>
          <table:table-cell table:style-name="Table1.A2" office:value-type="string">
            <text:p text:style-name="P12"/>
          </table:table-cell>
          <table:table-cell table:style-name="Table1.D2" office:value-type="string">
            <text:p text:style-name="P12"/>
          </table:table-cell>
        </table:table-row>
        <table:table-row>
          <table:table-cell table:style-name="Table1.A2" office:value-type="string">
            <text:p text:style-name="P13">20.</text:p>
          </table:table-cell>
          <table:table-cell table:style-name="Table1.A2" office:value-type="string">
            <text:p text:style-name="P12"><text:span text:style-name="Strong_20_Emphasis">was making</text:span></text:p>
          </table:table-cell>
          <table:table-cell table:style-name="Table1.A2" office:value-type="string">
            <text:p text:style-name="P12"/>
          </table:table-cell>
          <table:table-cell table:style-name="Table1.D2" office:value-type="string">
            <text:p text:style-name="P12"/>
          </table:table-cell>
        </table:table-row>
      </table:table>
      <text:p text:style-name="P3"><text:soft-page-break/></text:p>
      <text:p text:style-name="P8">III) Personal timeline real of fictional (why not ?)</text:p>
      <text:p text:style-name="P8"/>
      <text:p text:style-name="P10">For this exercise I was partially inspired by one of your PechaKucha last year, in which one you talked about the best year of their life). Naming the games that were released on that year, the biscuits that were sold, the shows that featured on tv...etc. <text:span text:style-name="T18">I thought it was funny and therefore I would like you to present us a personal timeline recapitulating some important (important-important or futile-important) moments of your life...Be prepared to be funny, surprising <text:s/>and also to incorporate elements from the past, the present and the future.</text:span></text:p>
      <text:p text:style-name="P11">The timeline should be visual (you can use personal photos or not, shared pictures from the year you are talking about is enough) and you should be able to describe it in afew minutes (3 or 5 minutes approximately).</text:p>
      <text:p text:style-name="P11">Only talk about subjects that make you feel comfortable, if you prefer a completely fictional account that is also possible).</text:p>
      <text:p text:style-name="P11">Prepare your timeline during our class and be ready to present as soon as possible!</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andard_20__28_user_29_" style:display-name="Standard (user)" style:family="paragraph" style:default-outline-level="">
      <style:paragraph-properties fo:margin-top="0cm" fo:margin-bottom="0cm" style:contextual-spacing="false" fo:line-height="100%" fo:text-align="start" style:justify-single-word="false" fo:orphans="0" fo:widows="0" fo:hyphenation-ladder-count="no-limit" style:vertical-align="baseline" style:writing-mode="lr-tb"/>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1T16:01:38.201083968</meta:creation-date>
    <dc:date>2024-02-01T09:10:33.359572645</dc:date>
    <meta:editing-duration>PT21M39S</meta:editing-duration>
    <meta:editing-cycles>7</meta:editing-cycles>
    <meta:generator>LibreOffice/7.3.7.2$Linux_X86_64 LibreOffice_project/30$Build-2</meta:generator>
    <meta:document-statistic meta:table-count="1" meta:image-count="0" meta:object-count="0" meta:page-count="3" meta:paragraph-count="104" meta:word-count="1091" meta:character-count="6390" meta:non-whitespace-character-count="5383"/>
  </office:meta>
</office:document-meta>
</file>